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text-properties officeooo:paragraph-rsid="00174f0c"/>
    </style:style>
    <style:style style:name="P3" style:family="paragraph" style:parent-style-name="Text_20_body" style:list-style-name="L2"/>
    <style:style style:name="T1" style:family="text">
      <style:text-properties officeooo:rsid="00174f0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 <text:span text:style-name="Strong_20_Emphasis"><text:span text:style-name="Source_20_Text">Unit</text:span></text:span></text:h>
      <text:list text:style-name="L1">
        <text:list-item>
          <text:p text:style-name="P1"><text:span text:style-name="Source_20_Text">affiliation</text:span> – Lore-based faction label</text:p>
        </text:list-item>
        <text:list-item>
          <text:p text:style-name="P1"><text:span text:style-name="Source_20_Text">recruitment_cost</text:span> – Cost to recruit</text:p>
        </text:list-item>
        <text:list-item>
          <text:p text:style-name="P1"><text:span text:style-name="Source_20_Text">upkeep</text:span> – Daily upkeep array</text:p>
        </text:list-item>
        <text:list-item>
          <text:p text:style-name="P1"><text:span text:style-name="Source_20_Text">nature</text:span> – e.g., "Undead", "Living", "Magical", etc.</text:p>
        </text:list-item>
        <text:list-item>
          <text:p text:style-name="P1"><text:span text:style-name="Source_20_Text">category</text:span> – e.g., "offensive", "defensive support", etc.</text:p>
        </text:list-item>
        <text:list-item>
          <text:p text:style-name="P1"><text:span text:style-name="Source_20_Text">owned_by</text:span> – Mechanical owner</text:p>
        </text:list-item>
        <text:list-item>
          <text:p text:style-name="P1"><text:span text:style-name="Source_20_Text">blueprint</text:span> – Unchanging stats and abilities at unit creation</text:p>
        </text:list-item>
        <text:list-item>
          <text:p text:style-name="P1"><text:span text:style-name="Source_20_Text">battle_status</text:span> – Real-time values during battle</text:p>
        </text:list-item>
        <text:list-item>
          <text:p text:style-name="P1"><text:span text:style-name="Source_20_Text">active_effects</text:span> – Array of OTE dictionaries with metadata and origin <text:span text:style-name="Source_20_Text">munition</text:span></text:p>
        </text:list-item>
        <text:list-item>
          <text:p text:style-name="P2"><text:span text:style-name="Source_20_Text"><text:span text:style-name="T1">abilities – Array of Munitions that can be passive abilities or buffs that are applied either on the world map or in battle. Munitions can be flagged as “army ability” in which case it will be applied army-wide if the unit is an army leader.</text:span></text:span></text:p>
        </text:list-item>
      </text:list>
      <text:h text:style-name="Heading_20_2" text:outline-level="2">🌟 <text:span text:style-name="Strong_20_Emphasis"><text:span text:style-name="Source_20_Text">Champion</text:span></text:span><text:span text:style-name="Strong_20_Emphasis"> (Playable Heroine)</text:span></text:h>
      <text:p text:style-name="Text_20_body">Subclass of <text:span text:style-name="Source_20_Text">Unit</text:span>, also functions as a world map actor.</text:p>
      <text:list text:style-name="L2">
        <text:list-item>
          <text:p text:style-name="P3"><text:span text:style-name="Source_20_Text">item_inventory</text:span> – Array of <text:span text:style-name="Source_20_Text">Item</text:span></text:p>
        </text:list-item>
        <text:list-item>
          <text:p text:style-name="P3"><text:span text:style-name="Source_20_Text">card_inventory</text:span> – Array of <text:span text:style-name="Source_20_Text">Card</text:span></text:p>
        </text:list-item>
      </text:list>
      <text:p text:style-name="Text_20_body"/>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25T22:35:47.121906929</meta:creation-date>
    <dc:date>2025-07-26T22:16:57.505358897</dc:date>
    <meta:editing-duration>PT4M55S</meta:editing-duration>
    <meta:editing-cycles>5</meta:editing-cycles>
    <meta:generator>LibreOffice/25.2.4.3$Linux_X86_64 LibreOffice_project/520$Build-3</meta:generator>
    <meta:document-statistic meta:table-count="0" meta:image-count="0" meta:object-count="0" meta:page-count="1" meta:paragraph-count="15" meta:word-count="130" meta:character-count="814" meta:non-whitespace-character-count="699"/>
  </office:meta>
</office:document-meta>
</file>